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F600000160A34CFE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xander" svg:font-family="Alexander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ffff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Alexander" fo:font-size="14pt" fo:font-weight="bold" style:font-size-asian="18pt" style:font-size-complex="18pt"/>
    </style:style>
    <style:style style:name="T1" style:family="text">
      <style:text-properties fo:color="#ff3333" style:font-name="Alexander"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5.47cm" svg:x="1cm" svg:y="8.7cm">
          <draw:image xlink:href="Pictures/10000201000006F600000160A34CFE00.png" xlink:type="simple" xlink:show="embed" xlink:actuate="onLoad">
            <text:p/>
          </draw:image>
        </draw:frame>
        <draw:custom-shape draw:style-name="gr2" draw:text-style-name="P1" draw:layer="layout" svg:width="17.852cm" svg:height="5.5cm" svg:x="6.448cm" svg:y="8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4cm" svg:height="0.878cm" svg:x="13.336cm" svg:y="7.821cm">
          <draw:text-box>
            <text:p><text:span text:style-name="T1">Paired Box Reg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exander" svg:font-family="Alexander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6:32:44.241282542</meta:creation-date>
    <dc:date>2017-10-07T17:19:06.476642987</dc:date>
    <meta:editing-duration>PT9M4S</meta:editing-duration>
    <meta:editing-cycles>1</meta:editing-cycles>
    <meta:document-statistic meta:object-count="3"/>
    <meta:generator>LibreOffice/4.2.8.2$Linux_X86_64 LibreOffice_project/420m0$Build-2</meta:generator>
  </office:meta>
</office:document-meta>
</file>